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461cm" svg:height="2.032cm" svg:x="1.254cm" svg:y="1.508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3.937cm" svg:height="2.667cm" svg:x="9.537cm" svg:y="1.183cm">
          <text:p text:style-name="P1">Acquire Scan<text:line-break/>of Originals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" draw:text-style-name="P1" xml:id="id3" draw:id="id3" draw:layer="layout" svg:width="3.937cm" svg:height="2.794cm" svg:x="15.605cm" svg:y="1.127cm">
          <text:p text:style-name="P1">OCR Sca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937cm" svg:height="2.794cm" svg:x="12.303cm" svg:y="6.08cm">
          <text:p text:style-name="P1">Edit Tex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4.318cm" svg:height="2.794cm" svg:x="18.653cm" svg:y="6.08cm">
          <text:p text:style-name="P1">Proofread Tex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4.318cm" svg:height="3.937cm" svg:x="15.097cm" svg:y="10.144cm">
          <text:p text:style-name="P1">Is text <text:line-break/>complet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8" draw:id="id8" draw:layer="layout" svg:width="5.461cm" svg:height="2.032cm" svg:x="14.589cm" svg:y="21.828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7" draw:id="id7" draw:layer="layout" svg:width="4.445cm" svg:height="2.921cm" svg:x="15.097cm" svg:y="16.367cm">
          <text:p text:style-name="P2"><text:span text:style-name="T1">Generate</text:span><text:span text:style-name="T1"><text:line-break/></text:span><text:span text:style-name="T1">Final Format(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6.715cm" svg:y1="2.524cm" svg:x2="9.537cm" svg:y2="2.517cm" draw:start-shape="id1" draw:start-glue-point="7" draw:end-shape="id2" draw:end-glue-point="5" svg:d="M6715 2524h1411v-7h1411">
          <text:p/>
        </draw:connector>
        <draw:connector draw:style-name="gr3" draw:text-style-name="P1" draw:layer="layout" svg:x1="13.474cm" svg:y1="2.517cm" svg:x2="15.605cm" svg:y2="2.524cm" draw:start-shape="id2" draw:start-glue-point="7" draw:end-shape="id3" draw:end-glue-point="5" svg:d="M13474 2517h1065v7h1066">
          <text:p/>
        </draw:connector>
        <draw:connector draw:style-name="gr3" draw:text-style-name="P1" draw:layer="layout" svg:x1="17.574cm" svg:y1="3.921cm" svg:x2="14.272cm" svg:y2="6.08cm" draw:start-shape="id3" draw:start-glue-point="6" draw:end-shape="id4" draw:end-glue-point="4" svg:d="M17574 3921v1080h-3302v1079">
          <text:p/>
        </draw:connector>
        <draw:connector draw:style-name="gr3" draw:text-style-name="P1" draw:layer="layout" svg:x1="16.24cm" svg:y1="7.477cm" svg:x2="18.653cm" svg:y2="7.477cm" draw:start-shape="id4" draw:start-glue-point="7" draw:end-shape="id5" draw:end-glue-point="5" svg:d="M16240 7477h2413">
          <text:p/>
        </draw:connector>
        <draw:connector draw:style-name="gr3" draw:text-style-name="P1" draw:layer="layout" svg:x1="20.812cm" svg:y1="8.874cm" svg:x2="19.415cm" svg:y2="12.113cm" draw:start-shape="id5" draw:start-glue-point="6" draw:end-shape="id6" draw:end-glue-point="7" svg:d="M20812 8874v3239h-1397">
          <text:p/>
        </draw:connector>
        <draw:connector draw:style-name="gr4" draw:text-style-name="P1" draw:layer="layout" svg:x1="15.097cm" svg:y1="12.113cm" svg:x2="14.272cm" svg:y2="8.874cm" draw:start-shape="id6" draw:start-glue-point="5" draw:end-shape="id4" draw:end-glue-point="6" svg:d="M15097 12113h-825v-3239">
          <text:p text:style-name="P1">No</text:p>
        </draw:connector>
        <draw:connector draw:style-name="gr4" draw:text-style-name="P1" draw:layer="layout" svg:x1="17.256cm" svg:y1="14.081cm" svg:x2="17.32cm" svg:y2="16.367cm" draw:start-shape="id6" draw:start-glue-point="6" draw:end-shape="id7" draw:end-glue-point="4" svg:d="M17256 14081v1143h64v1143">
          <text:p text:style-name="P1">Yes</text:p>
        </draw:connector>
        <draw:connector draw:style-name="gr3" draw:text-style-name="P1" draw:layer="layout" svg:x1="17.32cm" svg:y1="19.288cm" svg:x2="17.32cm" svg:y2="21.828cm" draw:start-shape="id7" draw:start-glue-point="6" draw:end-shape="id8" draw:end-glue-point="4" svg:d="M17320 19288v2540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0 McDermott</meta:initial-creator>
    <meta:creation-date>2015-01-31T16:40:09.43</meta:creation-date>
    <dc:date>2015-01-31T16:58:07.62</dc:date>
    <dc:creator>Michael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0 McDermott</dc:creator>
    <meta:editing-duration>PT17M57S</meta:editing-duration>
    <meta:editing-cycles>4</meta:editing-cycles>
    <meta:generator>OpenOffice/4.1.1$Win32 OpenOffice.org_project/411m6$Build-9775</meta:generator>
    <meta:document-statistic meta:object-count="16"/>
  </office:meta>
</office:document-meta>
</file>